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العربية-arabic"/>العربية / Arabic<text:bookmark-end text:name="العربية-arabic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العربية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العربية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العربية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العربية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العربية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